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1ef0" officeooo:paragraph-rsid="00091ef0"/>
    </style:style>
    <style:style style:name="P2" style:family="paragraph" style:parent-style-name="Standard">
      <style:text-properties style:text-underline-style="none" officeooo:rsid="00091ef0" officeooo:paragraph-rsid="00091ef0"/>
    </style:style>
    <style:style style:name="P3" style:family="paragraph" style:parent-style-name="Standard">
      <style:text-properties officeooo:paragraph-rsid="000a6752"/>
    </style:style>
    <style:style style:name="P4" style:family="paragraph" style:parent-style-name="Standard">
      <style:text-properties officeooo:rsid="000e688c" officeooo:paragraph-rsid="000e688c"/>
    </style:style>
    <style:style style:name="P5" style:family="paragraph" style:parent-style-name="Standard">
      <style:text-properties style:text-underline-style="none" officeooo:rsid="000c5093" officeooo:paragraph-rsid="000a6752"/>
    </style:style>
    <style:style style:name="P6" style:family="paragraph" style:parent-style-name="Standard">
      <style:text-properties style:text-underline-style="none" officeooo:rsid="000e688c" officeooo:paragraph-rsid="000e688c"/>
    </style:style>
    <style:style style:name="P7" style:family="paragraph" style:parent-style-name="Standard">
      <style:text-properties style:text-underline-style="none" officeooo:rsid="000faa05" officeooo:paragraph-rsid="000faa05"/>
    </style:style>
    <style:style style:name="P8" style:family="paragraph" style:parent-style-name="Standard">
      <style:text-properties style:text-underline-style="none" officeooo:rsid="00117f1b" officeooo:paragraph-rsid="00117f1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6752"/>
    </style:style>
    <style:style style:name="T3" style:family="text">
      <style:text-properties style:text-underline-style="none" officeooo:rsid="000c5093"/>
    </style:style>
    <style:style style:name="T4" style:family="text">
      <style:text-properties officeooo:rsid="00117f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ning:</text:p>
      <text:p text:style-name="P1"/>
      <text:p text:style-name="P2">Altitude <text:span text:style-name="T4">(Z)</text:span>:</text:p>
      <text:p text:style-name="P2"/>
      <text:p text:style-name="P3"><text:span text:style-name="T2">P: </text:span><text:span text:style-name="T3">9.5625</text:span></text:p>
      <text:p text:style-name="P3"><text:span text:style-name="T2">D: </text:span><text:span text:style-name="T3">2.4272</text:span></text:p>
      <text:p text:style-name="P5"/>
      <text:p text:style-name="P4"><text:span text:style-name="T3">Y</text:span><text:span text:style-name="T1">aw:</text:span></text:p>
      <text:p text:style-name="P6">P: 0.0074271165649466</text:p>
      <text:p text:style-name="P6">I: 0.00695397630774884</text:p>
      <text:p text:style-name="P6">D: 0.00194782780939173</text:p>
      <text:p text:style-name="P6"/>
      <text:p text:style-name="P6">Roll:</text:p>
      <text:p text:style-name="P7">P: 0.0239925566128918</text:p>
      <text:p text:style-name="P7">I: 0.0584235559541683</text:p>
      <text:p text:style-name="P7">D: 0.00221456670850542</text:p>
      <text:p text:style-name="P7"/>
      <text:p text:style-name="P7">Pitch:</text:p>
      <text:p text:style-name="P8">P: 0.0251875601710338</text:p>
      <text:p text:style-name="P8">I: 0.0330484687528021</text:p>
      <text:p text:style-name="P8">D: 0.00281537288254976</text:p>
      <text:p text:style-name="P8"/>
      <text:p text:style-name="P8">X:</text:p>
      <text:p text:style-name="P8"/>
      <text:p text:style-name="P8">Y: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00:56:49.804046469</meta:creation-date>
    <dc:date>2021-07-28T18:54:28.595791118</dc:date>
    <meta:editing-duration>PT56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0" meta:character-count="250" meta:non-whitespace-character-count="238"/>
  </office:meta>
</office:document-meta>
</file>